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700000040055402FAB1EAAAC5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8.604cm" svg:x="0cm" svg:y="0.19cm">
          <draw:image xlink:href="Pictures/10000201000007700000040055402FAB1EAAAC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08:41:21.748594577</dc:date>
    <meta:editing-duration>PT2M20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